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>
      <style:paragraph-properties fo:padding="0.0193in" fo:border="0.0008in solid #d9d9e3"/>
    </style:style>
    <style:style style:name="P7" style:family="paragraph" style:parent-style-name="Text_20_body" style:list-style-name="L1">
      <style:paragraph-properties fo:padding="0.0193in" fo:border="0.0008in solid #d9d9e3"/>
    </style:style>
    <style:style style:name="P8" style:family="paragraph" style:parent-style-name="Text_20_body" style:list-style-name="L2">
      <style:paragraph-properties fo:padding="0.0193in" fo:border="0.0008in solid #d9d9e3"/>
    </style:style>
    <style:style style:name="P9" style:family="paragraph" style:parent-style-name="Text_20_body" style:list-style-name="L3">
      <style:paragraph-properties fo:padding="0.0193in" fo:border="0.0008in solid #d9d9e3"/>
    </style:style>
    <style:style style:name="P10" style:family="paragraph" style:parent-style-name="Heading_20_3">
      <style:paragraph-properties fo:padding="0.0193in" fo:border="0.0008in solid #d9d9e3"/>
    </style:style>
    <style:style style:name="P11" style:family="paragraph" style:parent-style-name="Preformatted_20_Text">
      <style:paragraph-properties fo:margin-top="0in" fo:margin-bottom="0.1965in" fo:padding="0.0193in" fo:border="0.0008in solid #d9d9e3"/>
    </style:style>
    <style:style style:name="P12" style:family="paragraph" style:parent-style-name="Preformatted_20_Text">
      <style:paragraph-properties fo:padding="0.0193in" fo:border="0.0008in solid #d9d9e3"/>
    </style:style>
    <style:style style:name="P13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6 - развернутый ответ - чтобы получить полную информацию и понимание, професиональная разработка</text:p>
      <text:p text:style-name="P1">ChatGPT</text:p>
      <text:p text:style-name="P2">ChatGPT</text:p>
      <text:p text:style-name="P6">Разделение на различные секции и использование лучших практик - это неотъемлемая часть профессиональной разработки на JavaScript. Давайте рассмотрим ключевые аспекты, включая дополнительные ресурсы и обзорные материалы.</text:p>
      <text:h text:style-name="P10" text:outline-level="3">Часть 6: Дополнительные ресурсы</text:h>
      <text:h text:style-name="P13" text:outline-level="4">6.1 Ссылки на дополнительные материалы</text:h>
      <text:list xml:id="list330101919653797823" text:style-name="L1">
        <text:list-item>
          <text:p text:style-name="P3"><text:span text:style-name="Strong_20_Emphasis">Официальная документация:</text:span> Изучение официальной документации JavaScript и его фреймворков (например, MDN Web Docs для JavaScript).</text:p>
        </text:list-item>
        <text:list-item>
          <text:p text:style-name="P3"><text:span text:style-name="Strong_20_Emphasis">Онлайн-курсы:</text:span> Платформы вроде Udemy, Coursera, Codecademy, где есть курсы по JavaScript и его фреймворкам.</text:p>
        </text:list-item>
        <text:list-item>
          <text:p text:style-name="P3"><text:span text:style-name="Strong_20_Emphasis">Блоги и статьи:</text:span> Чтение блогов разработчиков, например, Medium, Dev.to, которые предлагают статьи о передовых техниках и инструментах.</text:p>
        </text:list-item>
        <text:list-item>
          <text:p text:style-name="P3"><text:span text:style-name="Strong_20_Emphasis">Книги:</text:span> Хорошие учебники по JavaScript и его фреймворкам, такие как "Eloquent JavaScript" или "You Don't Know JS".</text:p>
        </text:list-item>
        <text:list-item>
          <text:p text:style-name="P7"><text:span text:style-name="Strong_20_Emphasis">Сообщества и форумы:</text:span> Участие в дискуссиях на форумах типа Stack Overflow, Reddit или Slack-каналах, где разработчики обсуждают проблемы и делятся опытом.</text:p>
        </text:list-item>
      </text:list>
      <text:h text:style-name="P13" text:outline-level="4">6.2 Онлайн-ресурсы для проектов</text:h>
      <text:list xml:id="list2525336619392504482" text:style-name="L2">
        <text:list-item>
          <text:p text:style-name="P4"><text:span text:style-name="Strong_20_Emphasis">GitHub:</text:span> Исследование открытых проектов на GitHub для изучения лучших практик и реального кода.</text:p>
        </text:list-item>
        <text:list-item>
          <text:p text:style-name="P8"><text:span text:style-name="Strong_20_Emphasis">CodePen:</text:span> Использование платформ для просмотра и экспериментов с кодом, демонстрации своих навыков и участия в сообществе.</text:p>
        </text:list-item>
      </text:list>
      <text:h text:style-name="P13" text:outline-level="4">6.3 Продолжение образования и практики</text:h>
      <text:list xml:id="list1821974417601876942" text:style-name="L3">
        <text:list-item>
          <text:p text:style-name="P5"><text:span text:style-name="Strong_20_Emphasis">Личные проекты:</text:span> Работа над собственными проектами для практики изученного материала.</text:p>
        </text:list-item>
        <text:list-item>
          <text:p text:style-name="P5"><text:span text:style-name="Strong_20_Emphasis">Участие в хакатонах и конкурсах:</text:span> Это предоставляет опыт работы в команде и решения реальных проблем.</text:p>
        </text:list-item>
        <text:list-item>
          <text:p text:style-name="P9"><text:span text:style-name="Strong_20_Emphasis">Обучение новым технологиям:</text:span> JavaScript постоянно развивается, и ученые данные тоже. Продолжайте изучение новых стандартов, инструментов и технологий.</text:p>
        </text:list-item>
      </text:list>
      <text:h text:style-name="P13" text:outline-level="4">Практический пример:</text:h>
      <text:p text:style-name="P12">javascriptCopy code</text:p>
      <text:p text:style-name="P12"><text:span text:style-name="Source_20_Text">// Изучение новых технологий с помощью онлайн-курсов и учебников</text:span></text:p>
      <text:p text:style-name="P11"><text:span text:style-name="Source_20_Text">// Пример: изучение новых возможностей ES2021 (ECMAScript 12)</text:span></text:p>
      <text:p text:style-name="P6">Углубляйтесь в эти ресурсы и используйте их вместе с практическими проектами, чтобы улучшить свои навыки разработчика JavaScript. Постоянное обучение и практика помогут вам стать лучшим специалистом в своей обла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1:42:23.91</dc:date>
    <meta:document-statistic meta:table-count="0" meta:image-count="0" meta:object-count="0" meta:page-count="1" meta:paragraph-count="23" meta:word-count="275" meta:character-count="2044"/>
    <dc:creator>Dima Wide</dc:creator>
    <meta:user-defined meta:name="Info 1"/>
    <meta:user-defined meta:name="Info 2"/>
    <meta:user-defined meta:name="Info 3"/>
    <meta:user-defined meta:name="Info 4"/>
  </office:meta>
</office:document-meta>
</file>